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b88" officeooo:paragraph-rsid="00167b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g Wheels</text:p>
      <text:p text:style-name="P1"/>
      <text:p text:style-name="P1"><text:tab/><text:a xlink:type="simple" xlink:href="https://www.facebook.com/ruedasgrandes" text:style-name="Internet_20_link" text:visited-style-name="Visited_20_Internet_20_Link">https://www.facebook.com/ruedasgrandes</text:a></text:p>
      <text:p text:style-name="P1"/>
      <text:p text:style-name="P1"><text:tab/>Información de contacto</text:p>
      <text:p text:style-name="P1"><text:tab/></text:p>
      <text:p text:style-name="P1"><text:tab/> <text:s text:c="3"/>630 20 38 87</text:p>
      <text:p text:style-name="P1"><text:tab/> <text:s text:c="3"/>Móvil</text:p>
      <text:p text:style-name="P1"/>
      <text:p text:style-name="P1"><text:tab/> <text:s text:c="3"/>6wimports@gmail.com</text:p>
      <text:p text:style-name="P1"><text:tab/> <text:s text:c="3"/>Correo electrónico</text:p>
      <text:p text:style-name="P1"/>
      <text:p text:style-name="P1"><text:tab/>Sitios web y enlaces sociales</text:p>
      <text:p text:style-name="P1"/>
      <text:p text:style-name="P1"><text:tab/> <text:s text:c="3"/>http://www.bigwheelsimports.com/</text:p>
      <text:p text:style-name="P1"><text:tab/> <text:s text:c="3"/>Sitio web</text:p>
      <text:p text:style-name="P1"/>
      <text:p text:style-name="P1"><text:tab/><text:a xlink:type="simple" xlink:href="https://www.youtube.com/channel/UC29Hj-Qq0Yc3BVKumRMHRSg/featured" text:style-name="Internet_20_link" text:visited-style-name="Visited_20_Internet_20_Link">https://www.youtube.com/channel/UC29Hj-Qq0Yc3BVKumRMHRSg/featured</text:a></text:p>
      <text:p text:style-name="P1"/>
      <text:p text:style-name="P1"><text:tab/><text:a xlink:type="simple" xlink:href="https://es.linkedin.com/in/jose-m-rey-souto-13140553" text:style-name="Internet_20_link" text:visited-style-name="Visited_20_Internet_20_Link">https://es.linkedin.com/in/jose-m-rey-souto-13140553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1:03:55.788688295</meta:creation-date>
    <meta:editing-duration>PT34S</meta:editing-duration>
    <meta:editing-cycles>2</meta:editing-cycles>
    <meta:generator>LibreOffice/6.4.7.2$Linux_X86_64 LibreOffice_project/40$Build-2</meta:generator>
    <dc:date>2022-06-08T11:04:27.991858842</dc:date>
    <meta:document-statistic meta:table-count="0" meta:image-count="0" meta:object-count="0" meta:page-count="1" meta:paragraph-count="13" meta:word-count="24" meta:character-count="348" meta:non-whitespace-character-count="300"/>
  </office:meta>
</office:document-meta>
</file>